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9.213cm"/>
    </style:style>
    <style:style style:name="co6" style:family="table-column">
      <style:table-column-properties fo:break-before="auto" style:column-width="5.031cm"/>
    </style:style>
    <style:style style:name="co7" style:family="table-column">
      <style:table-column-properties fo:break-before="auto" style:column-width="5.327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6.634cm" fo:break-before="auto" style:use-optimal-row-height="false"/>
    </style:style>
    <style:style style:name="ro7" style:family="table-row">
      <style:table-row-properties style:row-height="8.389cm" fo:break-before="auto" style:use-optimal-row-height="false"/>
    </style:style>
    <style:style style:name="ro8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ff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1"/>
        <table:table-column table:style-name="co1" table:number-columns-repeated="1014" table:default-cell-style-name="ce1"/>
        <table:table-row table:style-name="ro2">
          <table:table-cell/>
          <table:table-cell office:value-type="string">
            <text:p>Конец «Последнего фанфика»</text:p>
          </table:table-cell>
          <table:table-cell office:value-type="string">
            <text:p>+2 года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office:value-type="string">
            <text:p>Глава 3</text:p>
          </table:table-cell>
          <table:table-cell office:value-type="string">
            <text:p>Глава 4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6"/>
          <table:table-cell table:style-name="ce4" office:value-type="string">
            <text:p>Чертоги Разума</text:p>
          </table:table-cell>
          <table:table-cell table:number-columns-repeated="1017"/>
        </table:table-row>
        <table:table-row table:style-name="ro6">
          <table:table-cell table:number-columns-repeated="2"/>
          <table:table-cell office:value-type="string">
            <text:p>Дедлайн говорит Алексу, что они в жопе и проект «Барьер» пора закрыть. Хэвэн 8 лет изучает экономику и три года — стратегию</text:p>
          </table:table-cell>
          <table:table-cell table:number-columns-repeated="3"/>
          <table:table-cell office:value-type="string">
            <text:p>Дедлайн (бывший Анон) сидит в психушке полуовощем и видит сны</text:p>
          </table:table-cell>
          <table:table-cell office:value-type="string">
            <text:p>Разговор с Крысом в уборной. Дедлайна хотят перевести в другую палату</text:p>
          </table:table-cell>
          <table:table-cell office:value-type="string">
            <text:p>К Дедлайну в Чертоги приходит Алекс. Хэвэн через учителей познаёт окружающий мир — делавет их супермутантами. То, что она стала их убивать, означает, что она больше не хочет изучать его. Дедлайн тоже супермутант</text:p>
          </table:table-cell>
          <table:table-cell office:value-type="string">
            <text:p>Дедлайн в столовой встречает Диогена — тот рассказывает ему о теории мультимиров Эверетта и о своём расширении этой теории. 35-й учитель умирает в палате</text:p>
          </table:table-cell>
          <table:table-cell table:number-columns-repeated="1014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6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. Хуман ссорится с Джет - от неё плохо пахнет. Ночью она уходит. Хуман идёт за ней и видит по дороге отгнившее крыло. Пегаска пытается покончить с собой, прыгнув с обрыва. Хуман удерживает её. Они встречаются с зеброй.</text:p>
          </table:table-cell>
          <table:table-cell office:value-type="string">
            <text:p>Зебры оперируют Джет</text:p>
          </table:table-cell>
          <table:table-cell office:value-type="string">
            <text:p>Джет после операции неделю восстанавливается у зебр. Хуман встречается с Сенбе, тот рассказывает Хуману о его последних минутах на Земле (после ядерного апокалипсиса)</text:p>
          </table:table-cell>
          <table:table-cell table:number-columns-repeated="1014"/>
        </table:table-row>
        <table:table-row table:style-name="ro8">
          <table:table-cell table:number-columns-repeated="4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30">30.09.2023</text:date>, <text:time>13:42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09-30T13:42:47.63</dc:date>
    <dc:creator>макс </dc:creator>
    <meta:editing-duration>P44DT6H12M40S</meta:editing-duration>
    <meta:editing-cycles>9</meta:editing-cycles>
    <meta:generator>OpenOffice/4.1.14$Win32 OpenOffice.org_project/4114m1$Build-9811</meta:generator>
    <meta:document-statistic meta:table-count="3" meta:cell-count="18" meta:object-count="0"/>
  </office:meta>
</office:document-meta>
</file>